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marker-start="" draw:fill="hatch" draw:fill-hatch-name="Black_20_45_20_Degrees" draw:textarea-horizontal-align="justify" draw:textarea-vertical-align="middle" draw:auto-grow-height="false" fo:min-height="0.308cm" fo:min-width="0.058cm"/>
    </style:style>
    <style:style style:name="gr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.378cm"/>
    </style:style>
    <style:style style:name="gr6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419cm" fo:min-width="0.504cm"/>
    </style:style>
    <style:style style:name="gr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419cm" fo:min-width="0.503cm"/>
    </style:style>
    <style:style style:name="gr9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Штрих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5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.5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5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4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8cm" fo:min-width="0.3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.461cm"/>
    </style:style>
    <style:style style:name="gr19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="Arrow_20_concave" draw:marker-start-width="0.227cm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 draw:fill-color="#ffffff"/>
      <style:text-properties style:font-name="Bitstream Charter" fo:font-size="11pt" fo:font-style="italic" style:font-style-asian="italic" style:font-style-complex="italic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1pt" fo:font-style="italic" style:font-size-asian="15pt" style:font-size-complex="15pt"/>
    </style:style>
    <style:style style:name="P6" style:family="paragraph">
      <loext:graphic-properties draw:fill="none" draw:fill-color="#ffffff"/>
      <style:text-properties style:font-name="Bitstream Charter" fo:font-size="11pt" style:font-size-asian="12pt" style:font-size-complex="12pt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style:font-name="Bitstream Charter" fo:font-size="10pt" fo:font-style="italic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style:font-name="Bitstream Charter" fo:font-size="11pt" fo:font-style="italic" style:font-style-asian="italic" style:font-style-complex="italic"/>
    </style:style>
    <style:style style:name="T2" style:family="text">
      <style:text-properties style:font-name="Bitstream Charter" fo:font-size="11pt" fo:font-style="italic" style:font-size-asian="15pt" style:font-size-complex="15pt"/>
    </style:style>
    <style:style style:name="T3" style:family="text">
      <style:text-properties style:font-name="Bitstream Charter" fo:font-size="11pt" style:font-size-asian="12pt" style:font-size-complex="12pt"/>
    </style:style>
    <style:style style:name="T4" style:family="text"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T5" style:family="text">
      <style:text-properties style:font-name="Bitstream Charter" fo:font-size="10pt" fo:font-style="italic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115cm" svg:y1="1.353cm" svg:x2="2.115cm" svg:y2="6.219cm">
          <text:p/>
        </draw:line>
        <draw:custom-shape draw:style-name="gr2" draw:text-style-name="P2" draw:layer="layout" svg:width="0.558cm" svg:height="0.558cm" svg:x="1.504cm" svg:y="1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58cm" svg:height="0.558cm" svg:x="2.174cm" svg:y="1.35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74cm" svg:y1="1.911cm" svg:x2="2.174cm" svg:y2="1.353cm">
          <text:p/>
        </draw:line>
        <draw:line draw:style-name="gr4" draw:text-style-name="P1" draw:layer="layout" svg:x1="2.063cm" svg:y1="1.353cm" svg:x2="2.063cm" svg:y2="1.911cm">
          <text:p/>
        </draw:line>
        <draw:frame draw:style-name="gr5" draw:text-style-name="P3" draw:layer="layout" svg:width="0.878cm" svg:height="1.521cm" svg:x="1.781cm" svg:y="0.763cm">
          <draw:text-box>
            <text:p><text:span text:style-name="T1">z</text:span></text:p>
          </draw:text-box>
        </draw:frame>
        <draw:line draw:style-name="gr6" draw:text-style-name="P1" draw:layer="layout" svg:x1="2.062cm" svg:y1="1.911cm" svg:x2="1.504cm" svg:y2="1.911cm">
          <text:p/>
        </draw:line>
        <draw:line draw:style-name="gr6" draw:text-style-name="P1" draw:layer="layout" svg:x1="1.504cm" svg:y1="1.353cm" svg:x2="2.062cm" svg:y2="1.353cm">
          <text:p/>
        </draw:line>
        <draw:line draw:style-name="gr6" draw:text-style-name="P1" draw:layer="layout" svg:x1="2.174cm" svg:y1="1.353cm" svg:x2="2.732cm" svg:y2="1.353cm">
          <text:p/>
        </draw:line>
        <draw:line draw:style-name="gr6" draw:text-style-name="P1" draw:layer="layout" svg:x1="2.174cm" svg:y1="1.911cm" svg:x2="2.732cm" svg:y2="1.911cm">
          <text:p/>
        </draw:line>
        <draw:custom-shape draw:style-name="gr7" draw:text-style-name="P2" draw:layer="layout" svg:width="1.004cm" svg:height="0.669cm" svg:x="1cm" svg:y="5.7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03cm" svg:height="0.669cm" svg:x="2.226cm" svg:y="5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22cm" svg:height="0.223cm" svg:x="2.004cm" svg:y="6.21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5.773cm" svg:x2="2.004cm" svg:y2="5.773cm">
          <text:p/>
        </draw:line>
        <draw:line draw:style-name="gr6" draw:text-style-name="P1" draw:layer="layout" svg:x1="2.226cm" svg:y1="5.773cm" svg:x2="3.23cm" svg:y2="5.773cm">
          <text:p/>
        </draw:line>
        <draw:line draw:style-name="gr6" draw:text-style-name="P1" draw:layer="layout" svg:x1="2.004cm" svg:y1="5.773cm" svg:x2="2.004cm" svg:y2="6.219cm">
          <text:p/>
        </draw:line>
        <draw:line draw:style-name="gr6" draw:text-style-name="P1" draw:layer="layout" svg:x1="2.226cm" svg:y1="5.773cm" svg:x2="2.226cm" svg:y2="6.219cm">
          <text:p/>
        </draw:line>
        <draw:line draw:style-name="gr6" draw:text-style-name="P1" draw:layer="layout" svg:x1="2.004cm" svg:y1="6.219cm" svg:x2="2.227cm" svg:y2="6.219cm">
          <text:p/>
        </draw:line>
        <draw:line draw:style-name="gr10" draw:text-style-name="P1" draw:layer="layout" svg:x1="2.115cm" svg:y1="4.435cm" svg:x2="4.903cm" svg:y2="4.435cm">
          <text:p/>
        </draw:line>
        <draw:line draw:style-name="gr1" draw:text-style-name="P1" draw:layer="layout" svg:x1="2.115cm" svg:y1="4.435cm" svg:x2="4.181cm" svg:y2="1.577cm">
          <text:p/>
        </draw:line>
        <draw:custom-shape draw:style-name="gr11" draw:text-style-name="P4" draw:layer="layout" svg:width="0.224cm" svg:height="0.223cm" svg:x="3.22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017cm" svg:height="1.003cm" svg:x="1.739cm" svg:y="6.297cm">
          <draw:text-box>
            <text:p><text:span text:style-name="T2">O</text:span></text:p>
          </draw:text-box>
        </draw:frame>
        <draw:frame draw:style-name="gr13" draw:text-style-name="P6" draw:layer="layout" svg:width="1.082cm" svg:height="1.106cm" svg:x="2.463cm" svg:y="4.665cm">
          <draw:text-box>
            <text:p><text:span text:style-name="T3">ω</text:span></text:p>
          </draw:text-box>
        </draw:frame>
        <draw:frame draw:style-name="gr14" draw:text-style-name="P5" draw:layer="layout" svg:width="0.964cm" svg:height="1.001cm" svg:x="1.499cm" svg:y="3.957cm">
          <draw:text-box>
            <text:p><text:span text:style-name="T2">A</text:span></text:p>
          </draw:text-box>
        </draw:frame>
        <draw:frame draw:style-name="gr15" draw:text-style-name="P5" draw:layer="layout" svg:width="1.082cm" svg:height="1.003cm" svg:x="2.756cm" svg:y="2.004cm">
          <draw:text-box>
            <text:p><text:span text:style-name="T2">M</text:span></text:p>
          </draw:text-box>
        </draw:frame>
        <draw:frame draw:style-name="gr16" draw:text-style-name="P5" draw:layer="layout" svg:width="0.955cm" svg:height="1.003cm" svg:x="4.045cm" svg:y="1.348cm">
          <draw:text-box>
            <text:p><text:span text:style-name="T2">B</text:span></text:p>
          </draw:text-box>
        </draw:frame>
        <draw:frame draw:style-name="gr17" draw:text-style-name="P7" draw:layer="layout" svg:width="0.839cm" svg:height="1.248cm" draw:transform="rotate (0.964294411726867) translate (2.033cm 3.564cm)">
          <draw:text-box>
            <text:p><text:span text:style-name="T4">r</text:span></text:p>
          </draw:text-box>
        </draw:frame>
        <draw:frame draw:style-name="gr18" draw:text-style-name="P8" draw:layer="layout" svg:width="0.961cm" svg:height="0.956cm" svg:x="3.161cm" svg:y="3.397cm">
          <draw:text-box>
            <text:p><text:span text:style-name="T5">α</text:span></text:p>
          </draw:text-box>
        </draw:frame>
        <draw:circle draw:style-name="gr19" draw:text-style-name="P9" draw:layer="layout" svg:width="4.052cm" svg:height="4.052cm" svg:x="-0.046cm" svg:y="2.516cm" draw:kind="arc" draw:start-angle="3.16" draw:end-angle="52.17">
          <text:p/>
        </draw:circle>
        <draw:ellipse draw:style-name="gr20" draw:text-style-name="P9" draw:layer="layout" svg:width="0.976cm" svg:height="0.671cm" svg:x="1.585cm" svg:y="4.677cm" draw:kind="arc" draw:start-angle="113.02" draw:end-angle="61.64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5:14:26.805307167</meta:creation-date>
    <dc:date>2017-06-28T16:42:09.968759331</dc:date>
    <meta:editing-duration>PT18M8S</meta:editing-duration>
    <meta:editing-cycles>7</meta:editing-cycles>
    <meta:generator>LibreOffice/5.1.6.2$Linux_X86_64 LibreOffice_project/10m0$Build-2</meta:generator>
    <meta:document-statistic meta:object-count="30"/>
  </office:meta>
</office:document-meta>
</file>